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officeooo:rsid="001b69d9" officeooo:paragraph-rsid="001b69d9" style:font-size-asian="14pt" style:font-weight-asian="bold" style:font-size-complex="14pt" style:font-weight-complex="bold"/>
    </style:style>
    <style:style style:name="P2" style:family="paragraph" style:parent-style-name="Standard" style:list-style-name="WW8Num2">
      <style:paragraph-properties fo:line-height="150%"/>
      <style:text-properties fo:font-size="14pt" fo:font-weight="bold" officeooo:rsid="001b69d9" officeooo:paragraph-rsid="002695e8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officeooo:rsid="001b69d9" officeooo:paragraph-rsid="001b69d9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 style:list-style-name="WW8Num6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WW8Num6">
      <style:paragraph-properties fo:line-height="150%"/>
      <style:text-properties fo:font-size="14pt" officeooo:paragraph-rsid="00284e41" style:font-size-asian="14pt" style:font-size-complex="14pt"/>
    </style:style>
    <style:style style:name="P7" style:family="paragraph" style:parent-style-name="Standard" style:list-style-name="WW8Num7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WW8Num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WW8Num5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WW8Num4">
      <style:paragraph-properties fo:line-height="150%"/>
      <style:text-properties fo:font-size="14pt" officeooo:paragraph-rsid="002b882b" style:font-size-asian="14pt" style:font-size-complex="14pt"/>
    </style:style>
    <style:style style:name="P11" style:family="paragraph" style:parent-style-name="Standard" style:list-style-name="WW8Num3">
      <style:paragraph-properties fo:line-height="150%"/>
      <style:text-properties fo:font-size="14pt" officeooo:rsid="0029c751" officeooo:paragraph-rsid="0029c751" style:font-size-asian="14pt" style:font-size-complex="14pt"/>
    </style:style>
    <style:style style:name="P12" style:family="paragraph" style:parent-style-name="Standard" style:list-style-name="WW8Num4">
      <style:paragraph-properties fo:line-height="150%"/>
      <style:text-properties fo:font-size="14pt" officeooo:rsid="002b882b" officeooo:paragraph-rsid="002b882b" style:font-size-asian="14pt" style:font-size-complex="14pt"/>
    </style:style>
    <style:style style:name="P13" style:family="paragraph" style:parent-style-name="Standard">
      <style:paragraph-properties fo:line-height="150%"/>
      <style:text-properties officeooo:rsid="001b69d9" officeooo:paragraph-rsid="001b69d9"/>
    </style:style>
    <style:style style:name="P14" style:family="paragraph" style:parent-style-name="Standard" style:list-style-name="WW8Num2">
      <style:paragraph-properties fo:line-height="150%"/>
      <style:text-properties officeooo:paragraph-rsid="002695e8"/>
    </style:style>
    <style:style style:name="P15" style:family="paragraph" style:parent-style-name="Standard" style:list-style-name="L19">
      <style:paragraph-properties fo:line-height="150%"/>
      <style:text-properties officeooo:paragraph-rsid="001b69d9"/>
    </style:style>
    <style:style style:name="P16" style:family="paragraph" style:parent-style-name="Standard">
      <style:paragraph-properties fo:line-height="150%"/>
      <style:text-properties officeooo:paragraph-rsid="001b69d9"/>
    </style:style>
    <style:style style:name="P17" style:family="paragraph">
      <style:paragraph-properties fo:line-height="150%"/>
      <style:text-properties fo:font-size="14pt" style:font-size-asian="14pt" style:font-size-complex="14pt"/>
    </style:style>
    <style:style style:name="P18" style:family="paragraph" style:list-style-name="WW8Num6">
      <style:paragraph-properties fo:line-height="150%"/>
      <style:text-properties fo:font-size="14pt" style:font-size-asian="14pt" style:font-size-complex="14pt"/>
    </style:style>
    <style:style style:name="P19" style:family="paragraph" style:list-style-name="WW8Num7">
      <style:paragraph-properties fo:line-height="150%"/>
      <style:text-properties fo:font-size="14pt" style:font-size-asian="14pt" style:font-size-complex="14pt"/>
    </style:style>
    <style:style style:name="P20" style:family="paragraph" style:parent-style-name="Text_20_body">
      <style:paragraph-properties fo:line-height="150%"/>
      <style:text-properties fo:font-size="14pt" officeooo:rsid="00227634" officeooo:paragraph-rsid="00227634" style:font-size-asian="14pt" style:font-size-complex="14pt"/>
    </style:style>
    <style:style style:name="P21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22" style:family="paragraph" style:parent-style-name="Text_20_body" style:list-style-name="L8">
      <style:paragraph-properties fo:line-height="150%"/>
      <style:text-properties fo:font-size="14pt" officeooo:paragraph-rsid="0021465e" style:font-size-asian="14pt" style:font-size-complex="14pt"/>
    </style:style>
    <style:style style:name="P23" style:family="paragraph" style:parent-style-name="Text_20_body" style:list-style-name="L11">
      <style:paragraph-properties fo:line-height="150%"/>
      <style:text-properties fo:font-size="14pt" fo:font-weight="bold" officeooo:rsid="0021465e" officeooo:paragraph-rsid="0021465e" style:font-size-asian="14pt" style:font-weight-asian="bold" style:font-size-complex="14pt" style:font-weight-complex="bold"/>
    </style:style>
    <style:style style:name="P24" style:family="paragraph" style:parent-style-name="Text_20_body" style:list-style-name="L12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 style:list-style-name="L8">
      <style:paragraph-properties fo:line-height="150%"/>
      <style:text-properties fo:font-weight="bold" style:font-weight-asian="bold" style:font-weight-complex="bold"/>
    </style:style>
    <style:style style:name="P26" style:family="paragraph" style:parent-style-name="Text_20_body" style:list-style-name="L8">
      <style:paragraph-properties fo:line-height="150%"/>
      <style:text-properties fo:font-weight="bold" officeooo:paragraph-rsid="0021465e" style:font-weight-asian="bold" style:font-weight-complex="bold"/>
    </style:style>
    <style:style style:name="P27" style:family="paragraph" style:parent-style-name="Text_20_body" style:list-style-name="L10">
      <style:paragraph-properties fo:line-height="150%"/>
      <style:text-properties fo:font-weight="bold" style:font-weight-asian="bold" style:font-weight-complex="bold"/>
    </style:style>
    <style:style style:name="P28" style:family="paragraph" style:parent-style-name="Text_20_body" style:list-style-name="L15">
      <style:paragraph-properties fo:line-height="150%"/>
      <style:text-properties fo:font-weight="bold" style:font-weight-asian="bold" style:font-weight-complex="bold"/>
    </style:style>
    <style:style style:name="P29" style:family="paragraph" style:parent-style-name="Text_20_body" style:list-style-name="L3">
      <style:paragraph-properties fo:line-height="150%"/>
    </style:style>
    <style:style style:name="P30" style:family="paragraph" style:parent-style-name="Text_20_body" style:list-style-name="L2">
      <style:paragraph-properties fo:line-height="150%"/>
      <style:text-properties officeooo:paragraph-rsid="0021465e"/>
    </style:style>
    <style:style style:name="P31" style:family="paragraph" style:parent-style-name="Text_20_body" style:list-style-name="L4">
      <style:paragraph-properties fo:line-height="150%"/>
    </style:style>
    <style:style style:name="P32" style:family="paragraph" style:parent-style-name="Text_20_body">
      <style:paragraph-properties fo:margin-top="0cm" fo:margin-bottom="0cm" loext:contextual-spacing="false" fo:line-height="150%"/>
      <style:text-properties fo:font-size="14pt" officeooo:paragraph-rsid="0021465e" style:font-size-asian="14pt" style:font-size-complex="14pt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b69d9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1465e" style:font-size-asian="14pt" style:font-size-complex="14pt"/>
    </style:style>
    <style:style style:name="T5" style:family="text">
      <style:text-properties fo:font-size="14pt" fo:font-style="normal" fo:font-weight="bold" officeooo:rsid="001b69d9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normal" officeooo:rsid="001b69d9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21465e"/>
    </style:style>
    <style:style style:name="T8" style:family="text">
      <style:text-properties officeooo:rsid="0014710b"/>
    </style:style>
    <style:style style:name="T9" style:family="text">
      <style:text-properties officeooo:rsid="00227634"/>
    </style:style>
    <style:style style:name="T10" style:family="text">
      <style:text-properties officeooo:rsid="00235f0a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284e41"/>
    </style:style>
    <style:style style:name="T13" style:family="text">
      <style:text-properties officeooo:rsid="0029c751"/>
    </style:style>
    <style:style style:name="T14" style:family="text">
      <style:text-properties officeooo:rsid="002b882b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3">
      <text:list-level-style-bullet text:level="1" text:bullet-char="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4">
      <text:list-level-style-bullet text:level="1" text:bullet-char="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8.494cm" fo:min-width="10.3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4cm" fo:min-width="3.6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4cm" fo:min-width="3.5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4cm" fo:min-width="3.6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6cm" fo:min-width="4.0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6cm" fo:min-width="3.6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4cm" fo:min-width="3.9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53cm" fo:min-width="3.5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44cm" fo:min-width="1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44cm" fo:min-width="1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4cm" fo:min-width="3.8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95cm" fo:min-width="3.6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66cm" fo:min-width="0.9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9</text:p>
      <text:p text:style-name="P13"/>
      <text:p text:style-name="P1">1. Draw a Use Case Diagram for an online Library Management System</text:p>
      <text:p text:style-name="P13"/>
      <text:p text:style-name="P13"/>
      <text:p text:style-name="P13"><draw:g text:anchor-type="paragraph" draw:z-index="0" draw:name="Shape1" draw:style-name="gr1"><draw:custom-shape draw:style-name="gr2" draw:text-style-name="P33" svg:width="0.509cm" svg:height="0.549cm" svg:x="0.681cm" svg:y="4.1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4" svg:x1="0.935cm" svg:y1="4.731cm" svg:x2="0.935cm" svg:y2="5.823cm"><text:p/></draw:line><draw:line draw:style-name="gr3" draw:text-style-name="P34" svg:x1="0.935cm" svg:y1="5.823cm" svg:x2="0.511cm" svg:y2="6.369cm"><text:p/></draw:line><draw:line draw:style-name="gr3" draw:text-style-name="P34" svg:x1="0.935cm" svg:y1="5.823cm" svg:x2="1.359cm" svg:y2="6.369cm"><text:p/></draw:line><draw:line draw:style-name="gr3" draw:text-style-name="P34" svg:x1="0.511cm" svg:y1="5.277cm" svg:x2="1.358cm" svg:y2="5.277cm"><text:p/></draw:line><draw:custom-shape draw:style-name="gr4" draw:text-style-name="P33" svg:width="0.509cm" svg:height="0.546cm" svg:x="0.681cm" svg:y="11.6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4" svg:x1="0.935cm" svg:y1="12.193cm" svg:x2="0.935cm" svg:y2="13.467cm"><text:p/></draw:line><draw:line draw:style-name="gr3" draw:text-style-name="P34" svg:x1="0.935cm" svg:y1="13.467cm" svg:x2="0.511cm" svg:y2="14.013cm"><text:p/></draw:line><draw:line draw:style-name="gr3" draw:text-style-name="P34" svg:x1="0.935cm" svg:y1="13.467cm" svg:x2="1.359cm" svg:y2="14.013cm"><text:p/></draw:line><draw:line draw:style-name="gr3" draw:text-style-name="P34" svg:x1="0.511cm" svg:y1="12.739cm" svg:x2="1.358cm" svg:y2="12.739cm"><text:p/></draw:line><draw:custom-shape draw:style-name="gr5" draw:text-style-name="P33" svg:width="10.877cm" svg:height="18.746cm" svg:x="3.696cm" svg:y="0cm"><text:p/><draw:enhanced-geometry svg:viewBox="0 0 21600 21600" draw:type="rectangle" draw:enhanced-path="M 0 0 L 21600 0 21600 21600 0 21600 0 0 Z N"/></draw:custom-shape><draw:custom-shape draw:style-name="gr6" draw:text-style-name="P33" svg:width="5.931cm" svg:height="1.093cm" svg:x="5.422cm" svg:y="4.367cm"><text:p text:style-name="P35"><text:span text:style-name="T15">R</text:span><text:span text:style-name="T15">e</text:span><text:span text:style-name="T15">n</text:span><text:span text:style-name="T15">e</text:span><text:span text:style-name="T15">w </text:span><text:span text:style-name="T15">R</text:span><text:span text:style-name="T15">e</text:span><text:span text:style-name="T15">q</text:span><text:span text:style-name="T15">u</text:span><text:span text:style-name="T15">e</text:span><text:span text:style-name="T15">st</text:span><text:span text:style-name="T16">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33" svg:width="5.762cm" svg:height="1.093cm" svg:x="5.253cm" svg:y="0.363cm"><text:p text:style-name="P35"><text:span text:style-name="T15">M</text:span><text:span text:style-name="T15">e</text:span><text:span text:style-name="T15">m</text:span><text:span text:style-name="T15">b</text:span><text:span text:style-name="T15">e</text:span><text:span text:style-name="T15">r</text:span><text:span text:style-name="T15">s</text:span><text:span text:style-name="T15">h</text:span><text:span text:style-name="T15">i</text:span><text:span text:style-name="T15">p</text:span><text:span text:style-name="T15"> </text:span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33" svg:width="5.929cm" svg:height="1.093cm" svg:x="5.086cm" svg:y="7.461cm"><text:p text:style-name="P35"><text:span text:style-name="T15">Search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3" svg:width="6.439cm" svg:height="1.094cm" svg:x="5.084cm" svg:y="6.004cm"><text:p text:style-name="P35"><text:span text:style-name="T15">Request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33" svg:width="5.929cm" svg:height="1.094cm" svg:x="5.086cm" svg:y="12.192cm"><text:p text:style-name="P35"><text:span text:style-name="T17">Issue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33" svg:width="6.268cm" svg:height="1.093cm" svg:x="5.255cm" svg:y="10.555cm"><text:p text:style-name="P35"><text:span text:style-name="T17">Issue Membership ca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33" svg:width="5.762cm" svg:height="1.274cm" svg:x="5.592cm" svg:y="17.108cm"><text:p text:style-name="P35"><text:span text:style-name="T17">Mange member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37" svg:width="1.846cm" svg:height="0.983cm" svg:x="0.341cm" svg:y="6.733cm"><draw:text-box><text:p text:style-name="P36"><text:span text:style-name="T16">U</text:span><text:span text:style-name="T16">s</text:span><text:span text:style-name="T16">e</text:span><text:span text:style-name="T16">r</text:span></text:p></draw:text-box></draw:frame><draw:frame draw:style-name="gr14" draw:text-style-name="P37" svg:width="2.304cm" svg:height="0.983cm" svg:x="0.002cm" svg:y="14.229cm"><draw:text-box><text:p text:style-name="P36"><text:span text:style-name="T16">A</text:span><text:span text:style-name="T16">d</text:span><text:span text:style-name="T16">m</text:span><text:span text:style-name="T16">i</text:span><text:span text:style-name="T16">n</text:span></text:p></draw:text-box></draw:frame><draw:line draw:style-name="gr3" draw:text-style-name="P34" svg:x1="1.696cm" svg:y1="5.277cm" svg:x2="5.253cm" svg:y2="3.457cm"><text:p/></draw:line><draw:line draw:style-name="gr3" draw:text-style-name="P34" svg:x1="1.696cm" svg:y1="5.277cm" svg:x2="5.422cm" svg:y2="4.913cm"><text:p/></draw:line><draw:line draw:style-name="gr3" draw:text-style-name="P34" svg:x1="1.696cm" svg:y1="5.277cm" svg:x2="5.084cm" svg:y2="6.551cm"><text:p/></draw:line><draw:line draw:style-name="gr3" draw:text-style-name="P34" svg:x1="1.527cm" svg:y1="12.739cm" svg:x2="5.085cm" svg:y2="9.463cm"><text:p/></draw:line><draw:line draw:style-name="gr3" draw:text-style-name="P34" svg:x1="1.527cm" svg:y1="12.739cm" svg:x2="5.254cm" svg:y2="11.101cm"><text:p/></draw:line><draw:line draw:style-name="gr3" draw:text-style-name="P34" svg:x1="1.527cm" svg:y1="12.739cm" svg:x2="5.085cm" svg:y2="12.739cm"><text:p/></draw:line><draw:line draw:style-name="gr3" draw:text-style-name="P34" svg:x1="1.527cm" svg:y1="12.739cm" svg:x2="5.085cm" svg:y2="14.377cm"><text:p/></draw:line><draw:custom-shape draw:style-name="gr6" draw:text-style-name="P33" svg:width="5.931cm" svg:height="1.093cm" svg:x="5.253cm" svg:y="1.637cm"><text:p text:style-name="P35"><text:span text:style-name="T17">Regis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3" svg:width="5.931cm" svg:height="1.093cm" svg:x="5.253cm" svg:y="2.912cm"><text:p text:style-name="P35"><text:span text:style-name="T15">Return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4" svg:x1="1.696cm" svg:y1="5.277cm" svg:x2="5.253cm" svg:y2="0.909cm"><text:p/></draw:line><draw:line draw:style-name="gr3" draw:text-style-name="P34" svg:x1="1.696cm" svg:y1="5.277cm" svg:x2="5.084cm" svg:y2="9.463cm"><text:p/></draw:line><draw:line draw:style-name="gr3" draw:text-style-name="P34" svg:x1="1.696cm" svg:y1="5.277cm" svg:x2="5.084cm" svg:y2="8.007cm"><text:p/></draw:line><draw:custom-shape draw:style-name="gr15" draw:text-style-name="P33" svg:width="6.099cm" svg:height="1.093cm" svg:x="5.255cm" svg:y="15.651cm"><text:p text:style-name="P35"><text:span text:style-name="T17">Manage Book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33" svg:width="5.929cm" svg:height="0.911cm" svg:x="5.086cm" svg:y="9.1cm"><text:p text:style-name="P35"><text:span text:style-name="T17">Log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33" svg:width="5.929cm" svg:height="1.093cm" svg:x="5.086cm" svg:y="13.831cm"><text:p text:style-name="P35"><text:span text:style-name="T17">Collect Books Return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4" svg:x1="1.527cm" svg:y1="12.739cm" svg:x2="5.254cm" svg:y2="16.197cm"><text:p/></draw:line><draw:line draw:style-name="gr3" draw:text-style-name="P34" svg:x1="1.527cm" svg:y1="12.739cm" svg:x2="5.592cm" svg:y2="17.471cm"><text:p/></draw:line><draw:custom-shape draw:style-name="gr17" draw:text-style-name="P33" svg:width="2.033cm" svg:height="0.729cm" svg:x="12.369cm" svg:y="14.012cm"><text:p text:style-name="P35"><text:span text:style-name="T17">Fi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34" svg:x1="12.369cm" svg:y1="14.377cm" svg:x2="11.184cm" svg:y2="14.377cm"><text:p/></draw:line><draw:line draw:style-name="gr3" draw:text-style-name="P34" svg:x1="1.696cm" svg:y1="5.277cm" svg:x2="5.253cm" svg:y2="2.183cm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1">2. List down the best practices from Agile/Scrum methodology</text:span></text:p>
      <text:p text:style-name="P1"/>
      <text:list xml:id="list5224188050327133239" text:style-name="WW8Num2">
        <text:list-item>
          <text:p text:style-name="P14"><text:span text:style-name="T5">Colocation- </text:span><text:span text:style-name="T6">When all the team is seated near then they can be easily communicated to each other.</text:span></text:p>
          <text:p text:style-name="P2"><text:span text:style-name="T11"/></text:p>
        </text:list-item>
      </text:list>
      <text:list xml:id="list6765135645790140729" text:style-name="L19">
        <text:list-item>
          <text:p text:style-name="P15"><text:span text:style-name="T1">Customer Collaboration</text:span></text:p>
        </text:list-item>
      </text:list>
      <text:p text:style-name="P16"><text:span text:style-name="T1"/></text:p>
      <text:p text:style-name="P21"><text:tab/><text:tab/><text:tab/>Agile should always <text:span text:style-name="T7">keep updated</text:span> client <text:span text:style-name="T7">with </text:span>the progress and inform the team about what will be done in the sprint. </text:p>
      <text:list xml:id="list5481273397874378840" text:style-name="L3">
        <text:list-item>
          <text:p text:style-name="P29"><text:span text:style-name="T1">Iterative Development</text:span></text:p>
        </text:list-item>
      </text:list>
      <text:p text:style-name="P21"><text:span text:style-name="T7">I</text:span>terative development is a way of breaking down the software development of a large application into smaller <text:span text:style-name="T7">modules</text:span>. In iterative development, code is designed, developed and tested in repeated cycles. With each iteration, additional features can be designed, developed and tested until there is a fully functional software application.</text:p>
      <text:list xml:id="list87803647681663753" text:style-name="L2">
        <text:list-item>
          <text:p text:style-name="P30"><text:span text:style-name="T1">Product Backlog</text:span></text:p>
        </text:list-item>
      </text:list>
      <text:p text:style-name="P32"><text:span text:style-name="T8">Product Backlog is the ordered list of features or requirements which are managed or modified by project owners. They modifies or prioritise the requirements as per the customer feedback. </text:span>Product owner makes sure that content of product backlog are defined in detailed level. The product backlog acts as an input to the sprint backlog when comes to functionality.</text:p>
      <text:p text:style-name="P32"/>
      <text:list xml:id="list3524551311587361899" text:style-name="L4">
        <text:list-item>
          <text:p text:style-name="P31"><text:span text:style-name="T3"><text:s/></text:span><text:span text:style-name="T1">Time-Boxed.</text:span></text:p>
        </text:list-item>
      </text:list>
      <text:p text:style-name="P21">The duration of the sprint <text:span text:style-name="T7">should </text:span>take place within a specified timeframe, which ranges from two weeks to a month. <text:span text:style-name="T7">Scrum</text:span> meetings <text:span text:style-name="T7">should</text:span> about 10-15 minutes each day.</text:p>
      <text:p text:style-name="P21"/>
      <text:list xml:id="list4256402261478997816" text:style-name="L8">
        <text:list-item>
          <text:p text:style-name="P26"><text:soft-page-break/><text:span text:style-name="T4">Scrum Meetings</text:span></text:p>
          <text:p text:style-name="P22"><text:span text:style-name="T7">D</text:span>uring these meetings <text:span text:style-name="T7">team</text:span> <text:span text:style-name="T7">discuss </text:span>about : what was done yesterday, <text:span text:style-name="T7">what </text:span>to <text:span text:style-name="T7">do </text:span>today, and <text:span text:style-name="T7">the impediments</text:span></text:p>
        </text:list-item>
        <text:list-item>
          <text:p text:style-name="P25"><text:span text:style-name="T3">Continuous Integration</text:span></text:p>
        </text:list-item>
      </text:list>
      <text:p text:style-name="P21">Continuous integration of code allows to keep the code up to date. All code <text:span text:style-name="T7">should</text:span> be verified before it is connected with the old code. This solution simplifies the testing of new user stories. </text:p>
      <text:list xml:id="list1072925347070503579" text:style-name="L10">
        <text:list-item>
          <text:p text:style-name="P27"><text:span text:style-name="T3">Automated Tests</text:span></text:p>
        </text:list-item>
      </text:list>
      <text:p text:style-name="P21">Each regression test is run automatically before starting work to ensure that the code changes are acceptable. </text:p>
      <text:list xml:id="list1506740078468741133" text:style-name="L11">
        <text:list-item>
          <text:p text:style-name="P23">Pair Programming</text:p>
        </text:list-item>
      </text:list>
      <text:p text:style-name="P21">It involves the implementation of user stories in pairs. <text:span text:style-name="T9">Pr</text:span>ogramming in pairs <text:span text:style-name="T9">improves the quality of the project and reduces the bugs.</text:span></text:p>
      <text:list xml:id="list1768726927597482188" text:style-name="L12">
        <text:list-item>
          <text:p text:style-name="P24"><text:span text:style-name="T9">T</text:span>est-Driven Development</text:p>
        </text:list-item>
      </text:list>
      <text:p text:style-name="P20">Unit testing is done by the developer after completing a module. This reduces the bugs. Also if the developer is testing with the test cases, the overall quality can be improve. </text:p>
      <text:list xml:id="list6748038010393627993" text:style-name="L15">
        <text:list-item>
          <text:p text:style-name="P28"><text:span text:style-name="T3">Retrospective Meeting</text:span></text:p>
        </text:list-item>
      </text:list>
      <text:p text:style-name="P21">This describes a meeting of the finite iterative development. It should be compulsorily attended by all <text:span text:style-name="T10">members.</text:span></text:p>
      <text:p text:style-name="P1"/>
      <text:p text:style-name="P1"/>
      <text:p text:style-name="P3"/>
      <text:p text:style-name="P1">3. Collaboration</text:p>
      <text:p text:style-name="P1"><text:tab/>a. How does collaboration help agile development?</text:p>
      <text:p text:style-name="P1"><text:soft-page-break/><text:tab/>b. What if the team is distributed and can you achieve the same productivity?</text:p>
      <text:p text:style-name="P1">c. What would you do to achieve the productivity for a distributed team?</text:p>
      <text:p text:style-name="P1"/>
      <text:p text:style-name="P1"/>
      <text:p text:style-name="P4">a)</text:p>
      <text:p text:style-name="P4"/>
      <text:list xml:id="list534421314074588660" text:style-name="WW8Num3">
        <text:list-item>
          <text:p text:style-name="P8">Colloboration will help <text:span text:style-name="T13">the team to release the product within the time. It will help fixing bugs other impedience etc</text:span></text:p>
        </text:list-item>
        <text:list-item>
          <text:p text:style-name="P8">Agile is a mind set based methodolgy. <text:span text:style-name="T13">Sucess depends on the attitude of team members.</text:span></text:p>
        </text:list-item>
        <text:list-item>
          <text:p text:style-name="P11">Collabrations helps to fix errors</text:p>
        </text:list-item>
        <text:list-item>
          <text:p text:style-name="P11">It keeps the team members updated with the status of others.</text:p>
        </text:list-item>
      </text:list>
      <text:p text:style-name="P4"/>
      <text:p text:style-name="P4"/>
      <text:p text:style-name="P4"/>
      <text:p text:style-name="P4"/>
      <text:p text:style-name="P4">b)</text:p>
      <text:p text:style-name="P4">When the whole team is distributed it’s <text:span text:style-name="T14">difficult </text:span>to achieve the productivity as <text:span text:style-name="T14">that of </text:span>a colocated team.</text:p>
      <text:p text:style-name="P4"/>
      <text:list xml:id="list1272030058655505938" text:style-name="WW8Num5">
        <text:list-item>
          <text:p text:style-name="P9"><text:span text:style-name="T14">If team mates are colocated, there will be difficulty in fixing bugs etc</text:span></text:p>
        </text:list-item>
        <text:list-item>
          <text:p text:style-name="P9">The S<text:span text:style-name="T14">crum Master </text:span>will find <text:span text:style-name="T14">it </text:span>difficul<text:span text:style-name="T14">t to solve issues.</text:span></text:p>
        </text:list-item>
        <text:list-item>
          <text:p text:style-name="P9">The team will face a very big communication gap.</text:p>
        </text:list-item>
      </text:list>
      <text:p text:style-name="P4">c)</text:p>
      <text:p text:style-name="P4"/>
      <text:p text:style-name="P4">Although there are limitations, better productivity <text:span text:style-name="T14">can be achieved by</text:span>:</text:p>
      <text:p text:style-name="P4"/>
      <text:p text:style-name="P4"/>
      <text:list xml:id="list3632165066781113857" text:style-name="WW8Num4">
        <text:list-item>
          <text:p text:style-name="P12"><text:soft-page-break/>Video calls for meetings.</text:p>
        </text:list-item>
        <text:list-item>
          <text:p text:style-name="P10"><text:span text:style-name="T14">Fixing a time based on</text:span> the timezone of <text:span text:style-name="T14">all members</text:span></text:p>
        </text:list-item>
        <text:list-item>
          <text:p text:style-name="P12">Continuous team interaction through video/ chat.</text:p>
        </text:list-item>
      </text:list>
      <text:p text:style-name="P4"/>
      <text:p text:style-name="P1">4. What is Sprint Zero in Agile? Describe the activities that are done in Sprint Zero.</text:p>
      <text:p text:style-name="P13"/>
      <text:list xml:id="list6259392850943613916" text:style-name="WW8Num6">
        <text:list-item>
          <text:p text:style-name="P5">Sprint 0 is the foundation for all the upcoming sprints.</text:p>
        </text:list-item>
        <text:list-item>
          <text:p text:style-name="P5">Duration <text:span text:style-name="T12">is</text:span> determined by the team and it depends on the requirements.</text:p>
        </text:list-item>
        <text:list-item>
          <text:p text:style-name="P5">It is <text:span text:style-name="T12">the preparation of sprint 1</text:span></text:p>
        </text:list-item>
        <text:list-item>
          <text:p text:style-name="P5">Sprint 0 won’t release anything to customer. This is only for organization purpose only.</text:p>
        </text:list-item>
        <text:list-item>
          <text:p text:style-name="P6">This is also called as project before the project.</text:p>
        </text:list-item>
      </text:list>
      <text:p text:style-name="P4"/>
      <text:p text:style-name="P4">Activities involved are:</text:p>
      <text:p text:style-name="P4"/>
      <text:list xml:id="list8668471058694543780" text:style-name="WW8Num7">
        <text:list-item>
          <text:p text:style-name="P7">Product backlog requirement</text:p>
        </text:list-item>
        <text:list-item>
          <text:p text:style-name="P7">A <text:span text:style-name="T12">high level view of</text:span> what will be the release for each sprint.</text:p>
        </text:list-item>
        <text:list-item>
          <text:p text:style-name="P7">Infrastructure checking</text:p>
        </text:list-item>
        <text:list-item>
          <text:p text:style-name="P7"><text:s/>This will check if we do have the required hardwares,employees,software and tools for the completion of upcoming sprints.</text:p>
        </text:list-item>
        <text:list-item>
          <text:p text:style-name="P7">Design and architecture</text:p>
        </text:list-item>
        <text:list-item>
          <text:p text:style-name="P7">Decision on the coding framework <text:span text:style-name="T12">c</text:span>oding standards <text:span text:style-name="T12">etc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18:43.308036467</meta:creation-date>
    <dc:date>2016-08-25T19:18:42.723954971</dc:date>
    <meta:editing-duration>PT46M38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5" meta:paragraph-count="57" meta:word-count="676" meta:character-count="3982" meta:non-whitespace-character-count="3385"/>
  </office:meta>
</office:document-meta>
</file>